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4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TARQUI CAXI, LUZMI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090211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CQ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5285074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TARQUI CAXI LUZMI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090211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5285074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5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47</text:p>
          </table:table-cell>
          <table:table-cell table:style-name="Tableau1.A2" office:value-type="string">
            <text:p text:style-name="P7">1200</text:p>
          </table:table-cell>
          <table:table-cell table:style-name="Tableau1.D2" office:value-type="string">
            <text:p text:style-name="P8">2964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2964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2/10/2021</text:p>
          </table:table-cell>
          <table:table-cell table:style-name="Tabla2.A3" office:value-type="string">
            <text:p text:style-name="P22">890224</text:p>
          </table:table-cell>
          <table:table-cell table:style-name="Tabla2.D3" office:value-type="string">
            <text:p text:style-name="P23">6555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>DEL DEPOSITO REALIZADO, QUEDO DISPONIBLE PARA ESTA ATENCION 3135.00 <text:line-break/>LA MISMA QUE DESCONTANDO ESTE DESPACHO LE QUEDARIA UN SALDO A FAVOR DE 171.00</text:span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03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4T18:00:48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